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Los enlaces son verdes porque en la cascada del css están indicados más abajo como: </text:span></text:p>
      <text:p text:style-name="P1"><text:span text:style-name="T1">ul.news li.news__item a.news__item-link {</text:span></text:p>
      <text:p text:style-name="P1"><text:span text:style-name="T1"><text:s text:c="2"/>color: green;</text:span></text:p>
      <text:p text:style-name="P1"><text:span text:style-name="T1">}</text:span></text:p>
      <text:p text:style-name="P1"><text:span text:style-name="T1">2. Cambiamos en esa orden, green por red</text:span></text:p>
      <text:p text:style-name="P1"><text:span text:style-name="T1">3. Al cambiar ul por div,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